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23_T13_tuning" table:style-name="ta1">
        <table:shapes>
          <draw:frame draw:z-index="0" draw:style-name="gr1" draw:text-style-name="P1" svg:width="6.2988in" svg:height="3.5429in" svg:x="5.8122in" svg:y="0.2173in">
            <draw:object draw:notify-on-update-of-ranges="M_201028_FU_M23_T13_tuning.B1:M_201028_FU_M23_T13_tuning.B1 M_201028_FU_M23_T13_tuning.B2:M_201028_FU_M23_T13_tuning.B21 M_201028_FU_M23_T13_tuning.E1:M_201028_FU_M23_T13_tuning.E1 M_201028_FU_M23_T13_tuning.E2:M_201028_FU_M23_T13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04647777678821" calcext:value-type="float">
            <text:p>-0.030464777767882</text:p>
          </table:table-cell>
          <table:table-cell office:value-type="float" office:value="-7.32253731310349" calcext:value-type="float">
            <text:p>-7.3225373131034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13035068035157" calcext:value-type="float">
            <text:p>-0.031303506803516</text:p>
          </table:table-cell>
          <table:table-cell office:value-type="float" office:value="-7.55706216099455" calcext:value-type="float">
            <text:p>-7.5570621609945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32601797995902" calcext:value-type="float">
            <text:p>-0.03326017979959</text:p>
          </table:table-cell>
          <table:table-cell office:value-type="float" office:value="-7.73938330548783" calcext:value-type="float">
            <text:p>-7.7393833054878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72795434798695" calcext:value-type="float">
            <text:p>-0.03727954347987</text:p>
          </table:table-cell>
          <table:table-cell office:value-type="float" office:value="-7.88953793435338" calcext:value-type="float">
            <text:p>-7.8895379343533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1417414057304" calcext:value-type="float">
            <text:p>-0.023141741405731</text:p>
          </table:table-cell>
          <table:table-cell office:value-type="float" office:value="-7.99896052546129" calcext:value-type="float">
            <text:p>-7.9989605254612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6089897372676" calcext:value-type="float">
            <text:p>-0.026089897372676</text:p>
          </table:table-cell>
          <table:table-cell office:value-type="float" office:value="-8.1032001730951" calcext:value-type="float">
            <text:p>-8.103200173095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23386876386369" calcext:value-type="float">
            <text:p>-0.032338687638637</text:p>
          </table:table-cell>
          <table:table-cell office:value-type="float" office:value="-8.19177660030932" calcext:value-type="float">
            <text:p>-8.1917766003093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34868967644979" calcext:value-type="float">
            <text:p>-0.033486896764498</text:p>
          </table:table-cell>
          <table:table-cell office:value-type="float" office:value="-8.29858189720548" calcext:value-type="float">
            <text:p>-8.2985818972054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19461044878585" calcext:value-type="float">
            <text:p>-0.031946104487859</text:p>
          </table:table-cell>
          <table:table-cell office:value-type="float" office:value="-9.02605257005487" calcext:value-type="float">
            <text:p>-9.0260525700548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323907845692909" calcext:value-type="float">
            <text:p>-0.032390784569291</text:p>
          </table:table-cell>
          <table:table-cell office:value-type="float" office:value="-10.8667594121586" calcext:value-type="float">
            <text:p>-10.866759412158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13849318825777" calcext:value-type="float">
            <text:p>-0.041384931882578</text:p>
          </table:table-cell>
          <table:table-cell office:value-type="float" office:value="-12.5520502675232" calcext:value-type="float">
            <text:p>-12.552050267523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07963960171449" calcext:value-type="float">
            <text:p>-0.040796396017145</text:p>
          </table:table-cell>
          <table:table-cell office:value-type="float" office:value="-13.3176889667534" calcext:value-type="float">
            <text:p>-13.317688966753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42207316685322" calcext:value-type="float">
            <text:p>-0.044220731668532</text:p>
          </table:table-cell>
          <table:table-cell office:value-type="float" office:value="-13.6779679083487" calcext:value-type="float">
            <text:p>-13.677967908348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67905889119638" calcext:value-type="float">
            <text:p>-0.046790588911964</text:p>
          </table:table-cell>
          <table:table-cell office:value-type="float" office:value="-13.8981207759404" calcext:value-type="float">
            <text:p>-13.898120775940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81731759878668" calcext:value-type="float">
            <text:p>-0.048173175987867</text:p>
          </table:table-cell>
          <table:table-cell office:value-type="float" office:value="-14.0332265280588" calcext:value-type="float">
            <text:p>-14.033226528058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566616885334735" calcext:value-type="float">
            <text:p>-0.056661688533474</text:p>
          </table:table-cell>
          <table:table-cell office:value-type="float" office:value="-14.1471660516821" calcext:value-type="float">
            <text:p>-14.147166051682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639562892164501" calcext:value-type="float">
            <text:p>-0.06395628921645</text:p>
          </table:table-cell>
          <table:table-cell office:value-type="float" office:value="-14.2404284961096" calcext:value-type="float">
            <text:p>-14.240428496109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714938353547073" calcext:value-type="float">
            <text:p>-0.071493835354707</text:p>
          </table:table-cell>
          <table:table-cell office:value-type="float" office:value="-14.3274838717129" calcext:value-type="float">
            <text:p>-14.327483871712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813364542836304" calcext:value-type="float">
            <text:p>-0.081336454283631</text:p>
          </table:table-cell>
          <table:table-cell office:value-type="float" office:value="-14.396111258768" calcext:value-type="float">
            <text:p>-14.39611125876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876007238300028" calcext:value-type="float">
            <text:p>-0.087600723830003</text:p>
          </table:table-cell>
          <table:table-cell office:value-type="float" office:value="-14.4859040279329" calcext:value-type="float">
            <text:p>-14.48590402793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8:06:36.289920181</dc:date>
    <meta:editing-duration>PT1M16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23_T13_tuning.B1:M_201028_FU_M23_T13_tuning.B21 M_201028_FU_M23_T13_tuning.E1:M_201028_FU_M23_T13_tuning.E21" chart:data-source-has-labels="both" svg:x="0.32cm" svg:y="0.18cm" svg:width="12.376cm" svg:height="8.64cm">
          <chartooo:coordinate-region svg:x="1.338cm" svg:y="0.379cm" svg:width="11.172cm" svg:height="8.242cm"/>
          <chart:axis chart:dimension="x" chart:name="primary-x" chart:style-name="ch4" chartooo:axis-type="auto">
            <chartooo:date-scale/>
            <chart:categories table:cell-range-address="M_201028_FU_M23_T13_tuning.B2:M_201028_FU_M23_T13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23_T13_tuning.E2:M_201028_FU_M23_T13_tuning.E21" chart:label-cell-address="M_201028_FU_M23_T13_tuning.E1:M_201028_FU_M23_T13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23_T13_tuning.E1:M_201028_FU_M23_T13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23_T13_tuning.B2:M_201028_FU_M23_T13_tuning.B21</svg:desc>
                </draw:g>
              </table:table-cell>
              <table:table-cell office:value-type="float" office:value="-0.0304647777678821">
                <text:p>-0.0304647777678821</text:p>
                <draw:g>
                  <svg:desc>M_201028_FU_M23_T13_tuning.E2:M_201028_FU_M23_T13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313035068035157">
                <text:p>-0.03130350680351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332601797995902">
                <text:p>-0.03326017979959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372795434798695">
                <text:p>-0.03727954347986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231417414057304">
                <text:p>-0.02314174140573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26089897372676">
                <text:p>-0.0260898973726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323386876386369">
                <text:p>-0.03233868763863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334868967644979">
                <text:p>-0.03348689676449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319461044878585">
                <text:p>-0.03194610448785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323907845692909">
                <text:p>-0.0323907845692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413849318825777">
                <text:p>-0.04138493188257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407963960171449">
                <text:p>-0.04079639601714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442207316685322">
                <text:p>-0.04422073166853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467905889119638">
                <text:p>-0.046790588911963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481731759878668">
                <text:p>-0.04817317598786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566616885334735">
                <text:p>-0.05666168853347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639562892164501">
                <text:p>-0.06395628921645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714938353547073">
                <text:p>-0.07149383535470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813364542836304">
                <text:p>-0.08133645428363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876007238300028">
                <text:p>-0.0876007238300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